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P1" style:family="paragraph" style:parent-style-name="Standard" style:master-page-name="Standard">
      <style:paragraph-properties fo:margin-top="0cm" fo:margin-bottom="0cm" loext:contextual-spacing="false" fo:text-align="center" style:justify-single-word="false" style:page-number="1"/>
      <style:text-properties fo:font-weight="bold" style:font-weight-asian="bold"/>
    </style:style>
    <style:style style:name="P2" style:family="paragraph" style:parent-style-name="Standard">
      <style:paragraph-properties fo:margin-top="0cm" fo:margin-bottom="0cm" loext:contextual-spacing="false"/>
      <style:text-properties fo:font-weight="bold" style:font-weight-asian="bold"/>
    </style:style>
    <style:style style:name="P3" style:family="paragraph" style:parent-style-name="Standard">
      <style:paragraph-properties fo:margin-top="0cm" fo:margin-bottom="0cm" loext:contextual-spacing="false" fo:text-align="justify" style:justify-single-word="false"/>
      <style:text-properties officeooo:paragraph-rsid="0009c649"/>
    </style:style>
    <style:style style:name="T1" style:family="text">
      <style:text-properties fo:color="#1155cc" style:text-underline-style="solid" style:text-underline-width="auto" style:text-underline-color="font-color"/>
    </style:style>
    <style:style style:name="T2" style:family="text">
      <style:text-properties fo:color="#1155cc" fo:font-size="10.5pt" style:text-underline-style="solid" style:text-underline-width="auto" style:text-underline-color="font-color" style:font-size-asian="10.5pt" style:font-size-complex="10.5pt"/>
    </style:style>
    <style:style style:name="T3" style:family="text">
      <style:text-properties fo:font-size="10.5pt" style:font-size-asian="10.5pt" style:font-size-complex="10.5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lizzcon 2017, czyli wysyp nowości</text:p>
      <text:p text:style-name="P2"><text:line-break/></text:p>
      <text:p text:style-name="P3">Kolejny rok, kolejny Blizzcon. Dla niewtajemniczonych, jest to ogromna impreza organizowana przez producenta gier Blizzard, której tematem są gry wyżej wymienionego studia. Dali nam takie dzieła jak seria RTS Warcraft i Starcraft, MMO World of Warcraft, grę karcianą Hearthstone czy też bardzo popularną ostatnio strzelankę w stylu Team Fortress 2, czyli Overwatch. I jak wyglądała ta impreza w tym roku?</text:p>
      <text:p text:style-name="P3">Zacznijmy od ceremonii otwarcia. Jak zwykle z rozmachem zostały nam przedstawione różne sceny na których będą się odbywać panele związane z każdą grą. Oczywiście były, też one odpowiednio dostosowane klimatem do każdego tytułu, więc scena Overwatch która była ogromną salą w której dominował kolor biały była też miejscem, gdzie odbędą się mecze niedawno rozpoczętej Overwatch League, a na przykład scena Hearthstone była bardzo klimatycznie zbudowaną tawerną, która miała nawet mały kominek pośrodku. </text:p>
      <text:p text:style-name="P3">Ale nie na samych platformach się Blizzcon kończy. Wraz z przedstawianiem poszczególnych miejsc były nam też podawane nowości jakie wyjdą z każdą grą. I teraz chciałbym skupić się na poszczególnych tytułach jednocześnie przepraszając fanów Starcraft, gdyż nie będzie w tej recenzji tak naprawdę nic o tej grze.</text:p>
      <text:p text:style-name="P3">World of Warcraft – Ah tak, wielkie MMO Blizzarda, można powiedzieć ich główna maszyna napędowa przez wiele, wiele lat. Jak wiadomo dodatek o tytule Legion właśnie się zakończył. Po uzbieraniu artefaktów, wskrzeszeniu Illidana oraz wyruszeniu na Argus, główną planetę Płonącego Legionu, Sargeras, upadły tytan oraz przywódca legionu, został zapieczętowany za pomocą mocy innych tytanów, a Illidan pozostał jako jego strażnik. No i narodziło się pytanie, co dalej? Old Gods jak na razie nie dają znaku życia, Legion, czyli jeden z naszych największych wrogów przez stulecia został powstrzymany, a wręcz pokonany wspólnymi siłami, zaś nic innego nam na razie nie grozi. No i co mają zrobić dwie ogromne armie, Przymierza i Hordy, gdy nie ma tak naprawdę nic do roboty? To, co powinny zrobić już dawno, czyli skaczą sobie do gardeł. I tak zaczyna się nowy dodatek, czyli Battle for Azeroth. Zaprezentowano nam cinematic, w którym trwa właśnie oblężenie Lordaeronu, czyli stolicy nieumarłych. Armia Sylvanas Windrunner wraz z Saurfangiem oraz Bainem bronią się dzielnie przed natarciem sił Anduina, którego wspierał przywódca Worgenów i król Gilneas Genn Graymane . Ale co ja wam będę opowiadał, oto <text:a xlink:type="simple" xlink:href="https://www.youtube.com/watch?v=jSJr3dXZfcg" text:style-name="Internet_20_link" text:visited-style-name="Visited_20_Internet_20_Link"><text:span text:style-name="T1">link</text:span></text:a> z cinematikiem, zapraszam do oglądania. Kolejnym przedstawionym filmem była oczywiście prezentacja dodatku, w której pokazano nam jakie nowości zostaną wprowadzone, <text:a xlink:type="simple" xlink:href="https://www.youtube.com/watch?v=QsZ9xkVQ_Vs" text:style-name="Internet_20_link" text:visited-style-name="Visited_20_Internet_20_Link"><text:span text:style-name="T1">zapraszam</text:span></text:a>, a warto obejrzeć dla takich rzeczy jak nowe sprzymierzone rasy dostępne zarówno dla Hordy, jak i Przymierza, nowe zony czy też zmiany w wyglądzie niektórych postaci.</text:p>
      <text:p text:style-name="P3">Następnie odbył się panel Q&amp;A na którym gracze mogli prezentować swoje pytania dla twórców. Niestety, w tym roku słynny Red Shirt Guy się nie pojawił, ale niektóre pytania dalej przyciągnęły moją uwagę. Jak chociażby to, co się stanie z naszymi artefaktami (tracimy je), jak będą wyglądały zony startowe skoro dochodzi do zniszczeń chociażby w Lordaeronie (fazowanie, więc każdy nowy gracz będzie mógł zobaczyć jak to wyglądało wcześniej) czy też czy Anduin zmienił specjalizację na paladyna (nie, dalej jest Kapłanem). W sumie to tyle, teraz pozostaje nam czekać na kolejne nowości jakie wypuści Blizzard oraz na sam dodatek. </text:p>
      <text:p text:style-name="P3">Overwatch – Strzelanka Blizzarda ma już ponad rok. Jak te dzieci szybko rosną. Wraz ze wzrostem jej popularności Blizzard postanowił stworzyć Overwatch League, czyli scenę esportową na której gracze z całego swiata będa mogli prezentować swoje umiejętności i walczyć za swoje regiony. Chociaż mecze były zacięte to do samego finału weszły Korea wraz z Kanadą. Walka trwała długo, ale ostatecznie to Azjaci wygrali ostatni mecz na mapie <text:soft-page-break/>Numbanii. Kto by się spodziewał, że to właśnie Korea wygra…. Tak czy inaczej, jakie nowości czekają nas od wujka Jeffa? Nowa postać Moira, która należy do wsparcia a jej ult to znane wszystkim fanom Dragon Ball Kamehameha, które zarówno leczy sojuszników, jak i zadaje obrażenia wrogom. Tutaj jej <text:a xlink:type="simple" xlink:href="https://www.youtube.com/watch?v=8tLopqeL9s8" text:style-name="Internet_20_link" text:visited-style-name="Visited_20_Internet_20_Link"><text:span text:style-name="T1">prezentacja</text:span></text:a>. Został też przedstawiony łamiący serca film, który pokazuje nam obronę Eichenwalde w trakcie kryzysu ominków. Oczywiście głównym bohaterem jest młody Reinhardt który dzielnie walczy z siłami robotów. <text:a xlink:type="simple" xlink:href="https://www.youtube.com/watch?v=RdLiLGWXav4" text:style-name="Internet_20_link" text:visited-style-name="Visited_20_Internet_20_Link"><text:span text:style-name="T1">Miłego oglądania</text:span></text:a>. Z Dalszych nowości wchodzących do gry jest nowa mapa <text:a xlink:type="simple" xlink:href="https://www.youtube.com/watch?v=x46fwG4h6hg" text:style-name="Internet_20_link" text:visited-style-name="Visited_20_Internet_20_Link"><text:span text:style-name="T1">blizzardworld</text:span></text:a>, która przynosi ze sobą skórki z innych gier Blizzarda, takie jak skórka Magniego Bronzebeard dla <text:span text:style-name="T3">Torbjörna. Bardzo przyjemnym momentem samego panelu było kiedy aktor głosowy Reinhardta, Darin De Paul, przyszedł obsypując widzów cukierkami i dziękował im za to jak wielką popularnością cieszy się Overwatch.</text:span></text:p>
      <text:p text:style-name="P3"><text:span text:style-name="T3">Hearthstone – Tutaj dostajemy nową kampanię, </text:span><text:a xlink:type="simple" xlink:href="https://www.youtube.com/watch?v=zdbnXv8UsVc" text:style-name="Internet_20_link" text:visited-style-name="Visited_20_Internet_20_Link"><text:span text:style-name="T2">Koboldy i Katakumby</text:span></text:a><text:span text:style-name="T3">. Ciekawą rzeczą jaką zrobiono było przeprowadzenie widzów drogą, którą sami wybierali. Dzięki temu każdy kto kupił wirtualny bilet oraz był obecny na miejscu otrzymywał karty, jakie udało nam się znaleźć w trakcie rozgrywki. Nowością wprowadzoną w tej kampani jest to, że system zostaje zmieniony. Zamiast ruszać na poszczególne skrzydła czy w tym wypadku do różnych jaskiń, w trakcie wybrania jej dostajemy ośmiu losowych bossów, których musimy pokonać. Jak to wyjdzie w praniu, jeszcze się przekonamy.</text:span></text:p>
      <text:p text:style-name="P3"><text:span text:style-name="T3">Diablo 3 niestety nie zaskoczyło nas niczym nowym, a ogromna szkoda, ale jak na razie jedyną rzeczą, która od czasów premiery dodatku dała trochę powiewu nowości była płatna klasa nekromanty. No cóż, nie mi to oceniać.</text:span></text:p>
      <text:p text:style-name="P3"><text:span text:style-name="T3">Tak właśnie prezentował się Blizzcon w tym roku, konkursy na cosplay, talent, krótki film oraz arty zostały rozstrzygnięte, Muse dało prawie półtoragodzinny koncert, a fani jak zawsze mogli nacieszyć się nowymi rzeczami do ich ulubionych gier. Teraz pozostaje nam czekać aż zostaną one zaimplementowane do gier, a następnie na Blizzcon 2018.</text:span></text:p>
      <text:p text:style-name="P3"><text:a xlink:type="simple" xlink:href="https://ocs-pl.oktawave.com/v1/AUTH_2887234e-384a-4873-8bc5-405211db13a2/spidersweb/2017/10/blizconposter.jpg" text:style-name="Internet_20_link" text:visited-style-name="Visited_20_Internet_20_Link"><text:span text:style-name="T2">art1</text:span></text:a><text:span text:style-name="T3"><text:line-break/></text:span><text:a xlink:type="simple" xlink:href="https://bnetcmsus-a.akamaihd.net/cms/blog_header/v2/V2YBVECOLYQF1507324778086.jpg" text:style-name="Internet_20_link" text:visited-style-name="Visited_20_Internet_20_Link"><text:span text:style-name="T2">art2</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style:font-independent-line-spacing="false">
        <style:tab-stops/>
      </style:paragraph-properties>
      <style:text-properties fo:font-variant="normal" fo:text-transform="none" fo:color="#000000" style:text-line-through-style="none" style:text-line-through-type="none" style:text-position="0% 100%" style:font-name="Arial" fo:font-size="11pt" fo:language="pl"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cm" fo:margin-right="0cm" fo:margin-top="0cm" fo:margin-bottom="0cm" loext:contextual-spacing="false" fo:line-height="115%" fo:text-align="start" style:justify-single-word="false" fo:keep-together="auto" fo:orphans="2" fo:widows="2" fo:hyphenation-ladder-count="no-limit" fo:text-indent="0cm" style:auto-text-indent="false" fo:padding="0cm" fo:border="none" fo:keep-with-next="auto" style:text-autospace="ideograph-alpha" style:punctuation-wrap="hanging" style:line-break="strict" style:tab-stop-distance="1.27cm" style:writing-mode="page"/>
      <style:text-properties fo:font-variant="normal" fo:text-transform="none" fo:color="#000000" style:text-line-through-style="none" style:text-line-through-type="none" style:text-position="0% 100%" style:font-name="Arial" fo:font-size="11pt" fo:language="pl"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2.2$Windows_x86 LibreOffice_project/22b09f6418e8c2d508a9eaf86b2399209b0990f4</meta:generator>
    <dc:date>2017-11-15T15:28:32.337000000</dc:date>
    <meta:editing-duration>P1DT19H22M42S</meta:editing-duration>
    <meta:editing-cycles>1</meta:editing-cycles>
    <meta:document-statistic meta:table-count="0" meta:image-count="0" meta:object-count="0" meta:page-count="2" meta:paragraph-count="12" meta:word-count="882" meta:character-count="5894" meta:non-whitespace-character-count="5017"/>
  </office:meta>
</office:document-meta>
</file>